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cc33" draw:marker-start-width="0.321cm" draw:marker-end-width="0.321cm" draw:fill-color="#00cc33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ff" draw:marker-start-width="0.321cm" draw:marker-end-width="0.321cm" draw:fill-color="#0000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66" draw:marker-start-width="0.321cm" draw:marker-end-width="0.321cm" draw:fill-color="#ff0066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0000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Ultrafine_20_2_20_Dots_20_3_20_Dashes" svg:stroke-width="0.212cm" svg:stroke-color="#00cc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Ultrafine_20_2_20_Dots_20_3_20_Dashes" svg:stroke-width="0.212cm" svg:stroke-color="#ff0066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cc3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00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00cc00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0000ff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color="#ff0066" fo:font-weight="bold" style:font-weight-asian="bold" style:font-weight-complex="bold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00cc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cc00"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ff0066"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cc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0066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cm" svg:height="3.3cm" svg:x="10.1cm" svg:y="2.3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cm" svg:height="3.3cm" svg:x="6cm" svg:y="8.1cm">
          <text:p text:style-name="P1"><text:span text:style-name="T1">RES1</text:span></text:p>
          <text:p text:style-name="P1"><text:span text:style-name="T2">Cpt = 2 3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cm" svg:height="3.3cm" svg:x="7.2cm" svg:y="15.5cm">
          <text:p text:style-name="P1"><text:span text:style-name="T1">RES2</text:span></text:p>
          <text:p text:style-name="P1"><text:span text:style-name="T2">Cpt = 7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3.3cm" svg:x="16.5cm" svg:y="8.1cm">
          <text:p text:style-name="P1"><text:span text:style-name="T1">RES3</text:span></text:p>
          <text:p text:style-name="P1"><text:span text:style-name="T2">Cpt = 5 6 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1cm" svg:height="1cm" svg:x="6.4cm" svg:y="3.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7.5cm" svg:y="3.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8.6cm" svg:y="3.6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cm" svg:height="1.199cm" svg:x="6.2cm" svg:y="2.3cm">
          <draw:text-box>
            <text:p text:style-name="P9"><text:span text:style-name="T6">Vecteur de compteurs de S1</text:span></text:p>
          </draw:text-box>
        </draw:frame>
        <draw:custom-shape draw:style-name="gr7" draw:text-style-name="P2" draw:layer="layout" svg:width="3.3cm" svg:height="3.3cm" svg:x="3.3cm" svg:y="21.4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cm" svg:height="3.3cm" svg:x="14.3cm" svg:y="18.9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1" draw:layer="layout" svg:x1="7.6cm" svg:y1="9.7cm" svg:x2="8.2cm" svg:y2="10.4cm">
          <text:p/>
        </draw:line>
        <draw:line draw:style-name="gr8" draw:text-style-name="P11" draw:layer="layout" svg:x1="7.6cm" svg:y1="10.4cm" svg:x2="8.2cm" svg:y2="9.7cm">
          <text:p/>
        </draw:line>
        <draw:line draw:style-name="gr8" draw:text-style-name="P11" draw:layer="layout" svg:x1="8.2cm" svg:y1="9.7cm" svg:x2="8.8cm" svg:y2="10.4cm">
          <text:p/>
        </draw:line>
        <draw:line draw:style-name="gr8" draw:text-style-name="P11" draw:layer="layout" svg:x1="8.2cm" svg:y1="10.4cm" svg:x2="8.8cm" svg:y2="9.7cm">
          <text:p/>
        </draw:line>
        <draw:line draw:style-name="gr8" draw:text-style-name="P11" draw:layer="layout" svg:x1="18.1cm" svg:y1="9.7cm" svg:x2="18.7cm" svg:y2="10.4cm">
          <text:p/>
        </draw:line>
        <draw:line draw:style-name="gr8" draw:text-style-name="P11" draw:layer="layout" svg:x1="18.1cm" svg:y1="10.4cm" svg:x2="18.7cm" svg:y2="9.7cm">
          <text:p/>
        </draw:line>
        <draw:line draw:style-name="gr8" draw:text-style-name="P11" draw:layer="layout" svg:x1="18.7cm" svg:y1="9.7cm" svg:x2="19.3cm" svg:y2="10.4cm">
          <text:p/>
        </draw:line>
        <draw:line draw:style-name="gr8" draw:text-style-name="P11" draw:layer="layout" svg:x1="18.7cm" svg:y1="10.4cm" svg:x2="19.3cm" svg:y2="9.7cm">
          <text:p/>
        </draw:line>
        <draw:line draw:style-name="gr8" draw:text-style-name="P11" draw:layer="layout" svg:x1="9.1cm" svg:y1="17.1cm" svg:x2="9.7cm" svg:y2="17.8cm">
          <text:p/>
        </draw:line>
        <draw:line draw:style-name="gr8" draw:text-style-name="P11" draw:layer="layout" svg:x1="9.1cm" svg:y1="17.8cm" svg:x2="9.7cm" svg:y2="17.1cm">
          <text:p/>
        </draw:line>
        <draw:line draw:style-name="gr9" draw:text-style-name="P11" draw:layer="layout" svg:x1="5.9cm" svg:y1="21.7cm" svg:x2="8.1cm" svg:y2="18.7cm">
          <text:p/>
        </draw:line>
        <draw:custom-shape draw:style-name="gr5" draw:text-style-name="P6" draw:layer="layout" svg:width="1.1cm" svg:height="1cm" svg:x="6.4cm" svg:y="3.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7.5cm" svg:y="3.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8.6cm" svg:y="3.6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cm" svg:height="1cm" svg:x="7cm" svg:y="23.3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8.1cm" svg:y="23.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9.2cm" svg:y="23.3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cm" svg:height="1.199cm" svg:x="6.8cm" svg:y="22cm">
          <draw:text-box>
            <text:p text:style-name="P9"><text:span text:style-name="T6">Vecteur de compteurs de S2</text:span></text:p>
          </draw:text-box>
        </draw:frame>
        <draw:custom-shape draw:style-name="gr5" draw:text-style-name="P6" draw:layer="layout" svg:width="1.1cm" svg:height="1cm" svg:x="7cm" svg:y="23.3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8.1cm" svg:y="23.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9.2cm" svg:y="23.3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cm" svg:height="1cm" svg:x="18.1cm" svg:y="20.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19.2cm" svg:y="20.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20.3cm" svg:y="20.6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cm" svg:height="1.199cm" svg:x="17.9cm" svg:y="19.3cm">
          <draw:text-box>
            <text:p text:style-name="P9"><text:span text:style-name="T6">Vecteur de compteurs de S3</text:span></text:p>
          </draw:text-box>
        </draw:frame>
        <draw:custom-shape draw:style-name="gr5" draw:text-style-name="P6" draw:layer="layout" svg:width="1.1cm" svg:height="1cm" svg:x="18.1cm" svg:y="20.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19.2cm" svg:y="20.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20.3cm" svg:y="20.6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5cm" svg:y1="19.1cm" svg:x2="8.8cm" svg:y2="11cm">
          <text:p/>
        </draw:line>
        <draw:line draw:style-name="gr11" draw:text-style-name="P11" draw:layer="layout" svg:x1="16.4cm" svg:y1="18.8cm" svg:x2="17.9cm" svg:y2="11.4cm">
          <text:p/>
        </draw:line>
        <draw:line draw:style-name="gr10" draw:text-style-name="P11" draw:layer="layout" svg:x1="10.6cm" svg:y1="5.1cm" svg:x2="8.4cm" svg:y2="8.2cm">
          <text:p/>
        </draw:line>
        <draw:line draw:style-name="gr11" draw:text-style-name="P11" draw:layer="layout" svg:x1="13.2cm" svg:y1="4.9cm" svg:x2="17cm" svg:y2="8.6cm">
          <text:p/>
        </draw:line>
        <draw:frame draw:style-name="gr12" draw:text-style-name="P12" draw:layer="layout" svg:width="5.1cm" svg:height="1.8cm" svg:x="5.2cm" svg:y="5.4cm">
          <draw:text-box>
            <text:p><text:span text:style-name="T7">Demande de Res1</text:span></text:p>
            <text:p><text:span text:style-name="T7">Vec = (2, </text:span><text:span text:style-name="T8">0</text:span><text:span text:style-name="T7">, </text:span><text:span text:style-name="T9">6</text:span><text:span text:style-name="T7">)</text:span></text:p>
          </draw:text-box>
        </draw:frame>
        <draw:frame draw:style-name="gr12" draw:text-style-name="P12" draw:layer="layout" svg:width="5.1cm" svg:height="1.8cm" svg:x="15.149cm" svg:y="5.026cm">
          <draw:text-box>
            <text:p><text:span text:style-name="T9">Demande de Res3</text:span></text:p>
            <text:p><text:span text:style-name="T9">Vec = (</text:span><text:span text:style-name="T7">2</text:span><text:span text:style-name="T9">,</text:span><text:span text:style-name="T7"> </text:span><text:span text:style-name="T8">0</text:span><text:span text:style-name="T9">, 6</text:span><text:span text:style-name="T9">)</text:span></text:p>
          </draw:text-box>
        </draw:frame>
        <draw:frame draw:style-name="gr12" draw:text-style-name="P12" draw:layer="layout" svg:width="5.1cm" svg:height="1.8cm" svg:x="10.3cm" svg:y="11.7cm">
          <draw:text-box>
            <text:p><text:span text:style-name="T7">Demande de Res1</text:span></text:p>
            <text:p><text:span text:style-name="T7">Vec = (3, </text:span><text:span text:style-name="T8">0</text:span><text:span text:style-name="T7">, </text:span><text:span text:style-name="T9">5</text:span><text:span text:style-name="T7">)</text:span></text:p>
          </draw:text-box>
        </draw:frame>
        <draw:frame draw:style-name="gr12" draw:text-style-name="P12" draw:layer="layout" svg:width="5.1cm" svg:height="1.8cm" svg:x="17.3cm" svg:y="14.8cm">
          <draw:text-box>
            <text:p><text:span text:style-name="T9">Demande de Res3</text:span></text:p>
            <text:p><text:span text:style-name="T9">Vec = (</text:span><text:span text:style-name="T7">3</text:span><text:span text:style-name="T9">,</text:span><text:span text:style-name="T7"> </text:span><text:span text:style-name="T8">0</text:span><text:span text:style-name="T9">, 5)</text:span></text:p>
          </draw:text-box>
        </draw:frame>
        <draw:frame draw:style-name="gr12" draw:text-style-name="P12" draw:layer="layout" svg:width="5.1cm" svg:height="1.8cm" svg:x="2.5cm" svg:y="19.2cm">
          <draw:text-box>
            <text:p><text:span text:style-name="T8">Demande de Res1</text:span></text:p>
            <text:p><text:span text:style-name="T8">Vec = (</text:span><text:span text:style-name="T7">0</text:span><text:span text:style-name="T8">,</text:span><text:span text:style-name="T7"> </text:span><text:span text:style-name="T8">7,</text:span><text:span text:style-name="T7"> </text:span><text:span text:style-name="T9">0</text:span><text:span text:style-name="T8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generator>LibreOffice/5.2.7.2$Linux_X86_64 LibreOffice_project/20m0$Build-2</meta:generator>
    <dc:date>2019-03-08T14:35:17.096411852</dc:date>
    <meta:editing-duration>PT39M9S</meta:editing-duration>
    <meta:editing-cycles>19</meta:editing-cycles>
    <meta:document-statistic meta:object-count="47"/>
  </office:meta>
</office:document-meta>
</file>